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ext:soft-page-break/>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soft-page-break/></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ext:soft-page-break/>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text:soft-page-break/>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8T16:09:41.492331045</dc:date>
    <meta:editing-duration>P1DT1H7M17S</meta:editing-duration>
    <meta:editing-cycles>58</meta:editing-cycles>
    <meta:document-statistic meta:table-count="127" meta:image-count="54" meta:object-count="0" meta:page-count="224" meta:paragraph-count="3966" meta:word-count="28140" meta:character-count="200337" meta:non-whitespace-character-count="172948"/>
    <meta:user-defined meta:name="viewport">width=device-width, initial-scale=1.0</meta:user-defined>
  </office:meta>
</office:document-meta>
</file>